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6ed" officeooo:paragraph-rsid="0008a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esy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2:54:35.084297700</meta:creation-date>
    <meta:generator>LibreOffice/6.4.7.2$Linux_X86_64 LibreOffice_project/40$Build-2</meta:generator>
    <dc:date>2022-01-12T22:54:57.393902147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